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FFE59743471830D5.png" manifest:media-type="image/png"/>
  <manifest:file-entry manifest:full-path="Pictures/1000020100000280000001E01CDB14F2C1223D78.png" manifest:media-type="image/png"/>
  <manifest:file-entry manifest:full-path="Pictures/1000020100000280000001E020B5A1FFD3C78A46.png" manifest:media-type="image/png"/>
  <manifest:file-entry manifest:full-path="Pictures/1000020100000280000001E08292475B5BBEC87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3.991cm, 1.155cm, 3.1cm, 1.5cm)" draw:image-opacity="100%" style:mirror="none"/>
    </style:style>
    <style:style style:name="gr2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3.989cm, 1.055cm, 3.102cm, 1.599cm)" draw:image-opacity="100%" style:mirror="none"/>
    </style:style>
    <style:style style:name="gr3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3.991cm, 1.156cm, 3.1cm, 1.499cm)" draw:image-opacity="100%" style:mirror="none"/>
    </style:style>
    <style:style style:name="gr4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3.99cm, 1.101cm, 3.102cm, 1.555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2.765cm" svg:height="5.391cm" svg:x="2cm" svg:y="2.701cm">
          <draw:image xlink:href="Pictures/1000020100000280000001E020B5A1FFD3C78A46.png" xlink:type="simple" xlink:show="embed" xlink:actuate="onLoad">
            <text:p/>
          </draw:image>
        </draw:frame>
        <draw:frame draw:style-name="gr2" draw:text-style-name="P1" draw:layer="layout" svg:width="12.766cm" svg:height="5.391cm" svg:x="2cm" svg:y="8.408cm">
          <draw:image xlink:href="Pictures/1000020100000280000001E08292475B5BBEC878.png" xlink:type="simple" xlink:show="embed" xlink:actuate="onLoad">
            <text:p/>
          </draw:image>
        </draw:frame>
        <draw:frame draw:style-name="gr3" draw:text-style-name="P1" draw:layer="layout" svg:width="12.765cm" svg:height="5.391cm" svg:x="15.235cm" svg:y="2.7cm">
          <draw:image xlink:href="Pictures/1000020100000280000001E0FFE59743471830D5.png" xlink:type="simple" xlink:show="embed" xlink:actuate="onLoad">
            <text:p/>
          </draw:image>
        </draw:frame>
        <draw:frame draw:style-name="gr4" draw:text-style-name="P1" draw:layer="layout" svg:width="12.764cm" svg:height="5.39cm" svg:x="15.236cm" svg:y="8.41cm">
          <draw:image xlink:href="Pictures/1000020100000280000001E01CDB14F2C1223D78.png" xlink:type="simple" xlink:show="embed" xlink:actuate="onLoad">
            <text:p/>
          </draw:image>
        </draw:frame>
        <draw:frame draw:style-name="gr5" draw:text-style-name="P2" draw:layer="layout" svg:width="8.3cm" svg:height="1.673cm" svg:x="1.2cm" svg:y="19.027cm">
          <draw:text-box>
            <text:p>Filtro_Perona_Malik(4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2T23:29:20.911590108</meta:creation-date>
    <dc:date>2020-05-12T23:38:55.188003597</dc:date>
    <meta:editing-duration>PT9M34S</meta:editing-duration>
    <meta:editing-cycles>1</meta:editing-cycles>
    <meta:document-statistic meta:object-count="5"/>
    <meta:generator>LibreOffice/6.0.7.3$Linux_X86_64 LibreOffice_project/00m0$Build-3</meta:generator>
  </office:meta>
</office:document-meta>
</file>